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CIÓN <text:s/>DE <text:s/>LA <text:s/>FUENTE <text:s/>DE <text:s/>ALIMENTACIÓN</text:p>
      <text:p text:style-name="Standard"/>
      <text:p text:style-name="Standard"/>
      <text:p text:style-name="P2"><text:tab/>Para manipular, insertar o extraer la fuente de alimentación deben tenerse en cuenta las siguientes consideraciones:</text:p>
      <text:p text:style-name="P2"/>
      <text:list xml:id="list19705921931" text:style-name="L1">
        <text:list-item>
          <text:list>
            <text:list-item>
              <text:p text:style-name="P4">La manipulación de la fuente de alimentación puede provocar descargas de corriente eléctrica que pueden causar graves lesiones e incluso la muerte.</text:p>
            </text:list-item>
          </text:list>
        </text:list-item>
      </text:list>
      <text:p text:style-name="P2"/>
      <text:list xml:id="list1880579914" text:continue-numbering="true" text:style-name="L1">
        <text:list-item>
          <text:list>
            <text:list-item>
              <text:p text:style-name="P4">Antes de manipular cualquiera de las conexiones de la fuente de alimentación hay que asegurarse que el ordenador está apagado y el cable de toma de corriente no está insertado en la fuente de alimentación.</text:p>
            </text:list-item>
          </text:list>
        </text:list-item>
      </text:list>
      <text:p text:style-name="P2"/>
      <text:list xml:id="list772488189" text:continue-numbering="true" text:style-name="L1">
        <text:list-item>
          <text:list>
            <text:list-item>
              <text:p text:style-name="P4">Antes de realizar ninguna medición en los voltajes, resistencias, etc. de la fuente debe conocerse perfectamente el funcionamiento del polímetro, tanto la disposición de los cables como la selección de las unidades de medida.</text:p>
            </text:list-item>
          </text:list>
        </text:list-item>
      </text:list>
      <text:p text:style-name="P2"/>
      <text:list xml:id="list1641382894" text:continue-numbering="true" text:style-name="L1">
        <text:list-item>
          <text:list>
            <text:list-item>
              <text:p text:style-name="P4">Algunas fuentes de alimentación disponen de un conmutador de selección del voltaje que debe establecerse de acuerdo al voltaje de la red. En caso contrario puede quemarse la fuente de alimentación.</text:p>
            </text:list-item>
          </text:list>
        </text:list-item>
      </text:list>
      <text:p text:style-name="P2"/>
      <text:list xml:id="list411407696" text:continue-numbering="true" text:style-name="L1">
        <text:list-item>
          <text:list>
            <text:list-item>
              <text:p text:style-name="P4">Hay que tener precaución con la disposición de los cables dentro de la caja del ordenador para que no interfieran con los ventiladores ni puedan hacer contactos no deseados. Deben utilizarse bridas para que todos los cables queden perfectamente recogidos.</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6T10:06:06</meta:creation-date>
    <dc:date>2014-04-01T01:23:47</dc:date>
    <dc:creator>santiago </dc:creator>
    <meta:editing-duration>PT1H23M41S</meta:editing-duration>
    <meta:editing-cycles>14</meta:editing-cycles>
    <meta:generator>LibreOffice/3.5$Linux_X86_64 LibreOffice_project/350m1$Build-2</meta:generator>
    <meta:document-statistic meta:table-count="0" meta:image-count="0" meta:object-count="0" meta:page-count="1" meta:paragraph-count="7" meta:word-count="189" meta:character-count="1197" meta:non-whitespace-character-count="1014"/>
  </office:meta>
</office:document-meta>
</file>